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paragraph-properties fo:text-align="justify" style:justify-single-word="false"/>
      <style:text-properties style:font-name="Cantarell"/>
    </style:style>
    <style:style style:name="P3" style:family="paragraph" style:parent-style-name="Standard">
      <style:paragraph-properties fo:text-align="center" style:justify-single-word="false">
        <style:tab-stops>
          <style:tab-stop style:position="5.1772in"/>
        </style:tab-stops>
      </style:paragraph-properties>
      <style:text-properties fo:color="#ff950e" style:font-name="Cantarell" fo:font-size="20pt" style:text-underline-style="non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background-color="#004586">
        <style:background-image/>
      </style:paragraph-properties>
      <style:text-properties fo:color="#ffffff" style:font-name="URW Gothic L" fo:font-weight="bold" style:font-weight-asian="bold" style:font-weight-complex="bold"/>
    </style:style>
    <style:style style:name="P6" style:family="paragraph" style:parent-style-name="Standard" style:list-style-name="L1">
      <style:text-properties style:font-name="Cantarell"/>
    </style:style>
    <style:style style:name="P7" style:family="paragraph" style:parent-style-name="Standard" style:list-style-name="L2">
      <style:text-properties style:font-name="Cantarell"/>
    </style:style>
    <style:style style:name="P8"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4586" draw:fill-color="#004586"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torno del Proyecto jOurNuit</text:p>
      <text:p text:style-name="Standard"><draw:line text:anchor-type="paragraph" draw:z-index="0" draw:style-name="gr1" draw:text-style-name="P8" svg:x1="0.0772in" svg:y1="0.0382in" svg:x2="6.9106in" svg:y2="0.0173in"><text:p/></draw:line></text:p>
      <text:p text:style-name="P5">Repositorios</text:p>
      <text:p text:style-name="P1"/>
      <text:list xml:id="list1869125352" text:style-name="L1">
        <text:list-item>
          <text:p text:style-name="P6">code</text:p>
        </text:list-item>
        <text:list-item>
          <text:p text:style-name="P6">docs</text:p>
          <text:list>
            <text:list-item>
              <text:p text:style-name="P6">dev</text:p>
              <text:list>
                <text:list-item>
                  <text:p text:style-name="P6">Proyecto-ID</text:p>
                  <text:list>
                    <text:list-item>
                      <text:p text:style-name="P6">Análisis</text:p>
                    </text:list-item>
                    <text:list-item>
                      <text:p text:style-name="P6">Diseño</text:p>
                    </text:list-item>
                    <text:list-item>
                      <text:p text:style-name="P6">Codificación</text:p>
                    </text:list-item>
                    <text:list-item>
                      <text:p text:style-name="P6">Pruebas</text:p>
                    </text:list-item>
                  </text:list>
                </text:list-item>
              </text:list>
            </text:list-item>
            <text:list-item>
              <text:p text:style-name="P6">admin</text:p>
              <text:list>
                <text:list-item>
                  <text:p text:style-name="P6">Proyecto-ID</text:p>
                </text:list-item>
              </text:list>
            </text:list-item>
          </text:list>
        </text:list-item>
      </text:list>
      <text:p text:style-name="P1"/>
      <text:p text:style-name="P2"><text:span text:style-name="T1"><text:tab/>Especificación de Nombres: </text:span>Para cada carpeta definida será necesario nombrar a los archivos correspondientes como sigue: “Fase-ID”, donde ID es el identificador asignado en el plan project para la fase correspondiente. Esto especifica que se harán documentos por cada fase.</text:p>
      <text:p text:style-name="P4"/>
      <text:p text:style-name="P5">Herramientas</text:p>
      <text:p text:style-name="Standard"/>
      <text:p text:style-name="P2">Se utilizarán las siguientes herramientas evaluadas por el equipo de trabajo (lider de proyecto, arquitectos,desarrolladores), durante todo el desarrollo del proyecto. Estas herrmientas fueron eligidas como apoyo para generar documentación, código, persistencia y versionado de archivos.</text:p>
      <text:p text:style-name="P1"/>
      <text:list xml:id="list488824240" text:style-name="L2">
        <text:list-item>
          <text:p text:style-name="P7">SO Linux</text:p>
        </text:list-item>
        <text:list-item>
          <text:p text:style-name="P7">Servidores:</text:p>
          <text:list>
            <text:list-item>
              <text:p text:style-name="P7">Mercurial (hg): Tortoise, Mercurial para NetBeans</text:p>
            </text:list-item>
            <text:list-item>
              <text:p text:style-name="P7">PostgreSQL: pgAdmin III</text:p>
            </text:list-item>
          </text:list>
        </text:list-item>
        <text:list-item>
          <text:p text:style-name="P7">NetBeans 7</text:p>
        </text:list-item>
        <text:list-item>
          <text:p text:style-name="P7">Visual Paradigmn 8.2</text:p>
        </text:list-item>
        <text:list-item>
          <text:p text:style-name="P7">OpenProject 1.4</text:p>
        </text:list-item>
      </text:list>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a Sena</meta:initial-creator>
    <meta:creation-date>2011-06-02T23:15:50</meta:creation-date>
    <dc:date>2011-09-24T18:05:33</dc:date>
    <dc:creator>marce </dc:creator>
    <meta:editing-duration>PT2H28M38S</meta:editing-duration>
    <meta:editing-cycles>7</meta:editing-cycles>
    <meta:generator>LibreOffice/3.3$Linux LibreOffice_project/330m19$Build-202</meta:generator>
    <meta:document-statistic meta:table-count="0" meta:image-count="0" meta:object-count="0" meta:page-count="1" meta:paragraph-count="22" meta:word-count="129" meta:character-count="838"/>
  </office:meta>
</office:document-meta>
</file>